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5" style:family="table-cell" style:parent-style-name="Default" style:data-style-name="N21">
      <style:table-cell-properties fo:border="thin solid #000000"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0" style:family="table-cell" style:parent-style-name="Default" style:data-style-name="N36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1112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137708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1.29645833333333cm"/>
    </style:style>
    <style:style style:name="co8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4B1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8" table:default-cell-style-name="ce1"/>
        <table:table-column table:style-name="co6" table:number-columns-repeated="16372" table:default-cell-style-name="ce1"/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office:value-type="date" office:date-value="2023-03-16T00:00:00" table:number-columns-spanned="2" table:number-rows-spanned="1" table:style-name="ce10">
            <text:p>16/3/23</text:p>
          </table:table-cell>
          <table:covered-table-cell/>
          <table:table-cell table:number-columns-repeated="16372" table:style-name="ce3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2" table:style-name="ce3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A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B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C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D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F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G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H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I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K</text:p>
          </table:table-cell>
          <table:table-cell table:number-columns-repeated="8" table:style-name="ce7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A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B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C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D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E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F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G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H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I</text:p>
          </table:table-cell>
          <table:table-cell table:number-columns-repeated="8" table:style-name="ce6"/>
          <table:table-cell table:number-columns-repeated="16372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K</text:p>
          </table:table-cell>
          <table:table-cell table:number-columns-repeated="8" table:style-name="ce6"/>
          <table:table-cell table:number-columns-repeated="16372"/>
        </table:table-row>
        <table:table-row table:number-rows-repeated="1048232" table:style-name="ro3">
          <table:table-cell table:number-columns-repeated="16384"/>
        </table:table-row>
      </table:table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21T00:00:00" table:number-columns-spanned="2" table:number-rows-spanned="1" table:style-name="ce10">
            <text:p>21/3/23</text:p>
          </table:table-cell>
          <table:covered-table-cell/>
          <table:table-cell office:value-type="date" office:date-value="2023-03-22T00:00:00" table:number-columns-spanned="2" table:number-rows-spanned="1" table:style-name="ce10">
            <text:p>22/3/23</text:p>
          </table:table-cell>
          <table:covered-table-cell/>
          <table:table-cell office:value-type="date" office:date-value="2023-03-23T00:00:00" table:number-columns-spanned="2" table:number-rows-spanned="1" table:style-name="ce10">
            <text:p>23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7">
            <text:p>4</text:p>
          </table:table-cell>
          <table:table-cell office:value-type="float" office:value="1" table:style-name="ce7">
            <text:p>1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9">
            <text:p>4</text:p>
          </table:table-cell>
          <table:table-cell office:value-type="float" office:value="1" table:style-name="ce9">
            <text:p>1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number-rows-repeated="1048232" table:style-name="ro2">
          <table:table-cell table:number-columns-repeated="16384"/>
        </table:table-row>
      </table:table>
      <table:table table:name="Feuil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21T00:00:00" table:number-columns-spanned="2" table:number-rows-spanned="1" table:style-name="ce10">
            <text:p>21/3/23</text:p>
          </table:table-cell>
          <table:covered-table-cell/>
          <table:table-cell office:value-type="date" office:date-value="2023-03-22T00:00:00" table:number-columns-spanned="2" table:number-rows-spanned="1" table:style-name="ce10">
            <text:p>22/3/23</text:p>
          </table:table-cell>
          <table:covered-table-cell/>
          <table:table-cell office:value-type="date" office:date-value="2023-03-23T00:00:00" table:number-columns-spanned="2" table:number-rows-spanned="1" table:style-name="ce10">
            <text:p>23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3" table:style-name="ce7">
            <text:p>3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3" table:style-name="ce9">
            <text:p>3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number-rows-repeated="1048232" table:style-name="ro2">
          <table:table-cell table:number-columns-repeated="16384"/>
        </table:table-row>
      </table:table>
      <table:table table:name="Feuil3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6" table:default-cell-style-name="ce1"/>
        <table:table-column table:style-name="co8" table:number-columns-repeated="16374" table:default-cell-style-name="ce1"/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21T00:00:00" table:number-columns-spanned="2" table:number-rows-spanned="1" table:style-name="ce10">
            <text:p>21/3/23</text:p>
          </table:table-cell>
          <table:covered-table-cell/>
          <table:table-cell office:value-type="date" office:date-value="2023-03-22T00:00:00" table:number-columns-spanned="2" table:number-rows-spanned="1" table:style-name="ce10">
            <text:p>22/3/23</text:p>
          </table:table-cell>
          <table:covered-table-cell/>
          <table:table-cell office:value-type="date" office:date-value="2023-03-23T00:00:00" table:number-columns-spanned="2" table:number-rows-spanned="1" table:style-name="ce10">
            <text:p>23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8">
            <text:p>4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6" table:style-name="ce8">
            <text:p>6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8" table:style-name="ce8">
            <text:p>8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A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B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C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D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E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F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G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H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I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0" table:style-name="ce8">
            <text:p>10</text:p>
          </table:table-cell>
          <table:table-cell office:value-type="string" table:style-name="ce8">
            <text:p>K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A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B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C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D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E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F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G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H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I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string" table:style-name="ce6">
            <text:p>K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style-name="ce6"/>
          <table:table-cell office:value-type="float" office:value="0" table:style-name="ce6">
            <text:p>0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2" table:style-name="ce8">
            <text:p>1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3" table:style-name="ce6">
            <text:p>1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4" table:style-name="ce8">
            <text:p>1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6" table:style-name="ce8">
            <text:p>1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18" table:style-name="ce8">
            <text:p>1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0" table:style-name="ce8">
            <text:p>2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2" table:style-name="ce8">
            <text:p>2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4" table:style-name="ce8">
            <text:p>24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6" table:style-name="ce8">
            <text:p>26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28" table:style-name="ce8">
            <text:p>28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29" table:style-name="ce6">
            <text:p>29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7">
            <text:p>6</text:p>
          </table:table-cell>
          <table:table-cell office:value-type="float" office:value="4" table:style-name="ce7">
            <text:p>4</text:p>
          </table:table-cell>
          <table:table-cell office:value-type="float" office:value="30" table:style-name="ce8">
            <text:p>30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1">
          <table:table-cell office:value-type="string" table:style-name="ce2">
            <text:p>Cycle</text:p>
          </table:table-cell>
          <table:table-cell office:value-type="string" table:style-name="ce2">
            <text:p>Block</text:p>
          </table:table-cell>
          <table:table-cell office:value-type="string" table:style-name="ce2">
            <text:p>Nber</text:p>
          </table:table-cell>
          <table:table-cell office:value-type="string" table:style-name="ce2">
            <text:p>Rep.</text:p>
          </table:table-cell>
          <table:table-cell office:value-type="date" office:date-value="2023-03-13T00:00:00" table:number-columns-spanned="2" table:number-rows-spanned="1" table:style-name="ce10">
            <text:p>13/3/23</text:p>
          </table:table-cell>
          <table:covered-table-cell/>
          <table:table-cell office:value-type="date" office:date-value="2023-03-14T00:00:00" table:number-columns-spanned="2" table:number-rows-spanned="1" table:style-name="ce10">
            <text:p>14/3/23</text:p>
          </table:table-cell>
          <table:covered-table-cell/>
          <table:table-cell office:value-type="date" office:date-value="2023-03-15T00:00:00" table:number-columns-spanned="2" table:number-rows-spanned="1" table:style-name="ce10">
            <text:p>15/3/23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4" table:style-name="ce4"/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office:value-type="string" table:style-name="ce5">
            <text:p>Herm</text:p>
          </table:table-cell>
          <table:table-cell office:value-type="string" table:style-name="ce5">
            <text:p>Male</text:p>
          </table:table-cell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1" table:style-name="ce6">
            <text:p>31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A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B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C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D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E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F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G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H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I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float" office:value="4" table:style-name="ce9">
            <text:p>4</text:p>
          </table:table-cell>
          <table:table-cell office:value-type="float" office:value="32" table:style-name="ce8">
            <text:p>32</text:p>
          </table:table-cell>
          <table:table-cell office:value-type="string" table:style-name="ce8">
            <text:p>K</text:p>
          </table:table-cell>
          <table:table-cell table:number-columns-repeated="6" table:style-name="ce7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A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B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C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D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E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F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G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H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I</text:p>
          </table:table-cell>
          <table:table-cell table:number-columns-repeated="6" table:style-name="ce6"/>
          <table:table-cell table:number-columns-repeated="16374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33" table:style-name="ce6">
            <text:p>33</text:p>
          </table:table-cell>
          <table:table-cell office:value-type="string" table:style-name="ce6">
            <text:p>K</text:p>
          </table:table-cell>
          <table:table-cell table:number-columns-repeated="6" table:style-name="ce6"/>
          <table:table-cell table:number-columns-repeated="16374"/>
        </table:table-row>
        <table:table-row table:number-rows-repeated="104823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number:date-style style:name="N36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1</meta:generator>
    <meta:initial-creator>Matthieu Gallant</meta:initial-creator>
    <dc:creator>Microsoft Office User</dc:creator>
    <meta:creation-date>2023-02-22T08:24:56Z</meta:creation-date>
    <dc:date>2023-04-18T14:09:47Z</dc:date>
    <meta:print-date>2023-04-18T08:10:14Z</meta:print-date>
    <meta:editing-cycles>1</meta:editing-cycles>
    <meta:editing-duration>PT17S</meta:editing-duration>
  </office:meta>
</office:document-meta>
</file>